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d difficulty settings to a preexisting tic tact toe game.</text:p>
      <text:p text:style-name="P1">Very Easy select random space from RNG.</text:p>
      <text:p text:style-name="P1"/>
      <text:p text:style-name="P1">Easy split between thought and RNG</text:p>
      <text:p text:style-name="P1">Medium favors thought over RNG</text:p>
      <text:p text:style-name="P1">Hard is pure thought.</text:p>
      <text:p text:style-name="P1"/>
      <text:p text:style-name="P1">Instead of prewriting option for specific numbers have easy/medium select from an array of remaining spaces. Every play removes a space from array.</text:p>
      <text:p text:style-name="P1"/>
      <text:p text:style-name="P1">Oh god why is it not working what's wrong.</text:p>
      <text:p text:style-name="P1">Do what I tell you to do damnit</text:p>
      <text:p text:style-name="P1">Finally fixed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20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20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</meta:initial-creator>
    <meta:editing-cycles>13</meta:editing-cycles>
    <meta:creation-date>2016-12-05T21:21:00</meta:creation-date>
    <dc:date>2016-12-11T01:54:23.35</dc:date>
    <meta:editing-duration>PT15M25S</meta:editing-duration>
    <meta:generator>OpenOffice.org/3.4.1$Win32 OpenOffice.org_project/341m1$Build-9593</meta:generator>
    <meta:document-statistic meta:table-count="0" meta:image-count="0" meta:object-count="0" meta:page-count="1" meta:paragraph-count="9" meta:word-count="75" meta:character-count="4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